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//CPROF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7" office:value-type="string">
            <text:p>fin</text:p>
          </table:table-cell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8"/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5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6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7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HES_IMPORT</text:p>
          </table:table-cell>
          <table:table-cell/>
          <table:table-cell office:value-type="string">
            <text:p>Importation SKOS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THESAURUS&amp;action=TH_EDITSKOSIMPORT</text:p>
          </table:table-cell>
          <table:table-cell table:number-columns-repeated="4"/>
          <table:table-cell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2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50">
            <text:p>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office:value-type="string">
            <text:p>THC_FR_DESC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4]+10" office:value-type="float" office:value="150">
            <text:p>15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5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5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7]+10" office:value-type="float" office:value="170">
            <text:p>17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8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0]+10" office:value-type="float" office:value="200">
            <text:p>200</text:p>
          </table:table-cell>
          <table:table-cell table:style-name="ce19" office:value-type="string">
            <text:p>W</text:p>
          </table:table-cell>
          <table:table-cell table:style-name="ce19" table:number-columns-repeated="2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CT):THC_BROADER,ILINK_THC_BROADER</text:p>
          </table:table-cell>
          <table:table-cell table:style-name="ce19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BROADER</text:p>
          </table:table-cell>
          <table:table-cell table:style-name="ce19" table:formula="oooc:=[.B30]" office:value-type="string" office:string-value="THC_T_BROADER">
            <text:p>THC_T_BROADER</text:p>
          </table:table-cell>
          <table:table-cell table:style-name="ce19" office:value-type="string">
            <text:p>Terme générique 2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table:formula="oooc:=[.H31]+10" office:value-type="float" office:value="210">
            <text:p>2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THC_THBROADER):THC_BROADER,THC_BROADER</text:p>
          </table:table-cell>
          <table:table-cell table:style-name="ce19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EST</text:p>
          </table:table-cell>
          <table:table-cell table:style-name="ce19" table:formula="oooc:=[.B29]" office:value-type="string" office:string-value="THC_FR_RELATION">
            <text:p>THC_FR_RELATION</text:p>
          </table:table-cell>
          <table:table-cell table:style-name="ce19" office:value-type="string">
            <text:p>Tes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</text:p>
          </table:table-cell>
          <table:table-cell table:style-name="ce19" office:value-type="float" office:value="211">
            <text:p>211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Default"/>
          <table:table-cell table:style-name="ce19" office:value-type="string">
            <text:p>thesaurus.php</text:p>
          </table:table-cell>
          <table:table-cell table:style-name="ce19" office:value-type="string">
            <text:p>getThConcept(D,THC_THESAURUS,THC_THBROADER):THC_BROADER,THC_BROADER</text:p>
          </table:table-cell>
          <table:table-cell table:style-name="ce19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docid("THCONCEPT")</text:p>
          </table:table-cell>
          <table:table-cell table:style-name="ce19" table:formula="oooc:=[.H33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29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5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6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37]+10" office:value-type="float" office:value="250">
            <text:p>25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249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R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08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8-08-07T08:40:16</dc:date>
    <meta:editing-cycles>76</meta:editing-cycles>
    <meta:editing-duration>P3DT15H14M28S</meta:editing-duration>
    <meta:user-defined meta:name="Info 1"/>
    <meta:user-defined meta:name="Info 2"/>
    <meta:user-defined meta:name="Info 3"/>
    <meta:user-defined meta:name="Info 4"/>
    <meta:document-statistic meta:table-count="3" meta:cell-count="471"/>
  </office:meta>
</office:document-meta>
</file>